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color="#000000" fo:font-size="14pt" style:font-size-asian="14pt" style:font-size-complex="14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master-page-name="Index">
      <style:paragraph-properties style:page-number="auto"/>
    </style:style>
    <style:style style:name="P5" style:family="paragraph" style:parent-style-name="Исходный_20_код" style:master-page-name="">
      <style:paragraph-properties fo:orphans="2" style:page-number="auto"/>
    </style:style>
    <style:style style:name="P6" style:family="paragraph" style:parent-style-name="First_20_line_20_indent">
      <style:text-properties fo:color="#000000" fo:font-size="14pt" style:font-size-asian="14pt" style:font-size-complex="14pt"/>
    </style:style>
    <style:style style:name="P7" style:family="paragraph" style:parent-style-name="Heading_20_2">
      <style:text-properties fo:color="#000000" style:font-name="Helvetica" fo:font-size="14pt" style:font-name-asian="Helvetica" style:font-size-asian="14pt" style:font-name-complex="Helvetica" style:font-size-complex="14pt"/>
    </style:style>
    <style:style style:name="P8"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9" style:family="paragraph" style:parent-style-name="Numbering_20_1" style:list-style-name="Numbering_20_1"/>
    <style:style style:name="P10" style:family="paragraph" style:parent-style-name="Numbering_20_1" style:list-style-name="L1"/>
    <style:style style:name="P11" style:family="paragraph" style:parent-style-name="Numbering_20_1" style:list-style-name="L2"/>
    <style:style style:name="P12" style:family="paragraph" style:parent-style-name="Numbering_20_1" style:list-style-name="L3"/>
    <style:style style:name="P13" style:family="paragraph" style:parent-style-name="Contents_20_Heading" style:master-page-name="First_20_Page">
      <style:paragraph-properties style:page-number="auto"/>
    </style:style>
    <style:style style:name="T1" style:family="text">
      <style:text-properties fo:color="#000000"/>
    </style:style>
    <style:style style:name="T2" style:family="text">
      <style:text-properties fo:color="#000000" style:font-name="Helvetica" fo:font-size="14pt" style:font-name-asian="Helvetica" style:font-size-asian="14pt" style:font-name-complex="Helvetica" style:font-size-complex="14pt"/>
    </style:style>
    <style:style style:name="T3" style:family="text">
      <style:text-properties fo:color="#000000" fo:font-size="14pt" style:font-size-asian="14pt" style:font-size-complex="14pt"/>
    </style:style>
    <style:style style:name="T4" style:family="text">
      <style:text-properties fo:color="#000000" fo:font-size="12pt" style:font-size-asian="12pt" style:font-size-complex="12pt"/>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4pt"/>
    </style:style>
    <style:style style:name="T12" style:family="text">
      <style:text-properties style:font-size-asian="14pt"/>
    </style:style>
    <style:style style:name="T13" style:family="text">
      <style:text-properties style:font-size-complex="14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3">Оглавление</text:p>
          </text:index-title>
          <text:p text:style-name="P2">1Введение<text:tab/>2</text:p>
          <text:p text:style-name="P2">2Постановка задачи<text:tab/>8</text:p>
          <text:p text:style-name="P3">2.1Онтологическая модель OWL<text:tab/>9</text:p>
          <text:p text:style-name="P3">2.2Язык СИНТЕЗ<text:tab/>10</text:p>
          <text:p text:style-name="P3">2.3Язык трансформации моделей ATL<text:tab/>12</text:p>
          <text:p text:style-name="P2">3Средства представления онтологий в канонической информационной модели СИНТЕЗ<text:tab/>14</text:p>
          <text:p text:style-name="P3">3.1Представление онтологических понятий<text:tab/>14</text:p>
          <text:p text:style-name="P3">3.2Представление свойств над типами данных<text:tab/>15</text:p>
          <text:p text:style-name="P3">3.3Представление объектных свойств<text:tab/>16</text:p>
          <text:p text:style-name="P2">4Построение отображения канонической информационной модели в онтологическую модель OWL<text:tab/>19</text:p>
          <text:p text:style-name="P3">4.1Отображение встроенных типов данных<text:tab/>19</text:p>
          <text:p text:style-name="P3">4.2Отображение онтологических понятий<text:tab/>19</text:p>
          <text:p text:style-name="P3">4.3Отображение свойств над типами данных<text:tab/>19</text:p>
          <text:p text:style-name="P3">4.4Отображение объектных свойств<text:tab/>19</text:p>
          <text:p text:style-name="P3">4.5Отображение инвариантов над объектными свойствами<text:tab/>19</text:p>
          <text:p text:style-name="P3">4.6Отображение логических операций над классами<text:tab/>19</text:p>
          <text:p text:style-name="P2">5Реализация трансформации на языке ATL<text:tab/>20</text:p>
          <text:p text:style-name="P3">5.1Расширение метамодели СИНТЕЗ в формате Ecore поддержкой логических формул<text:tab/>20</text:p>
          <text:p text:style-name="P3">5.2Реализация трансформации метамодели СИНТЕЗ в метамодель OWL на основе построенного отображения<text:tab/>20</text:p>
          <text:p text:style-name="P3">5.3Реализация трансформации из метамодели OWL в метамодель XML<text:tab/>20</text:p>
          <text:p text:style-name="P3">5.4Получение онтологии на языке OWL из XML модели с помощью аппарата ATL-запросов<text:tab/>20</text:p>
        </text:index-body>
      </text:table-of-content>
      <text:p text:style-name="Title"/>
      <text:h text:style-name="P4"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text:soft-page-break/>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956823148" text:style-name="Numbering_20_1">
        <text:list-item>
          <text:p text:style-name="P9">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9">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достижения семантической интеграции ресурсов в контексте конкретного <text:soft-page-break/>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text:soft-page-break/>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326386691" text:style-name="L1">
        <text:list-item>
          <text:p text:style-name="P10">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0">Идентификация релевантных классов схемы посредника.</text:p>
        </text:list-item>
        <text:list-item>
          <text:p text:style-name="P10">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0"><text:soft-page-break/>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96483459" text:style-name="L2">
        <text:list-item>
          <text:p text:style-name="P11">Синтаксисе языков, определяющих онтологические модели.</text:p>
        </text:list-item>
        <text:list-item>
          <text:p text:style-name="P11">Выразительной способности моделей.</text:p>
        </text:list-item>
        <text:list-item>
          <text:p text:style-name="P11">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2102943677" text:style-name="L3">
        <text:list-item>
          <text:p text:style-name="P12">Именах понятий и отношений.</text:p>
        </text:list-item>
        <text:list-item>
          <text:p text:style-name="P12">Подходах к определению понятий.</text:p>
        </text:list-item>
        <text:list-item>
          <text:p text:style-name="P12"><text:soft-page-break/>Разбиении предметной области на понятия.</text:p>
        </text:list-item>
        <text:list-item>
          <text:p text:style-name="P12">Покрытии предметной области.</text:p>
        </text:list-item>
        <text:list-item>
          <text:p text:style-name="P12">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text:soft-page-break/>классов, свойств и экземпляров.</text:p>
      <text:p text:style-name="First_20_line_20_indent">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text:soft-page-break/>данных [8]. Рассматриваемая каноническая модель обеспечивает поддержку широкого диапазона данных: от нетипизированных данных, с одной стороны, 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text:soft-page-break/>устанавливает отношение классификации на типах, которое является ортогональным к отношению подтипа.</text:p>
      <text:p text:style-name="First_20_line_20_indent">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text:soft-page-break/>инициализации элементов целевой модели. Помимо простых трансформаций моделей, ATL имеет дополнительный аппарат для построения запросов 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Title">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oft-page-break/><text:span text:style-name="Source_20_Text">{ </text:span><text:span text:style-name="Source_20_Text"><text:span text:style-name="T6">MuseumOntology</text:span></text:span><text:span text:style-name="Source_20_Text">; in: module;<text:line-break/> <text:s text:c="2"/>type:<text:line-break/> <text:s text:c="6"/>{ </text:span><text:span text:style-name="Source_20_Text"><text:span text:style-name="T6">Artist</text:span></text:span><text:span text:style-name="Source_20_Text">; in: type;<text:line-break/> <text:s text:c="6"/>},<text:line-break/> <text:s text:c="6"/>{ </text:span><text:span text:style-name="Source_20_Text"><text:span text:style-name="T6">Painter</text:span></text:span><text:span text:style-name="Source_20_Text">; in: type;<text:line-break/> <text:s text:c="8"/>supertype: Artist;<text:line-break/> <text:s text:c="6"/>};<text:line-break/> <text:s text:c="2"/>class_specification:<text:line-break/> <text:s text:c="6"/>{ </text:span><text:span text:style-name="Source_20_Text"><text:span text:style-name="T6">artist</text:span></text:span><text:span text:style-name="Source_20_Text">; in: class;<text:line-break/> <text:s text:c="8"/>instance_type: Artist;<text:line-break/> <text:s text:c="6"/>},<text:line-break/> <text:s text:c="6"/>{ </text:span><text:span text:style-name="Source_20_Text"><text:span text:style-name="T6">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2"> </text:span></text:p>
      <text:h text:style-name="P7" text:outline-level="2">Представление свойств над типами данных</text:h>
      <text:p text:style-name="First_20_line_20_indent"><text:span text:style-name="T3">Зачастую для более точного описании онтологии помимо </text:span>задания<text:span text:style-name="T3">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3">свойства над типами данных</text:span></text:span><text:span text:style-name="T3">(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P1"><text:soft-page-break/>Пример</text:p>
      <text:p text:style-name="First_20_line_20_indent"><text:span text:style-name="T3">В качестве примера рассмотрим онтологию «Музей» из предыдущего примера. </text:span></text:p>
      <text:p text:style-name="Исходный_20_код">{ MuseumOntology; in: module;<text:line-break/> <text:s text:c="2"/>type:<text:line-break/> <text:s text:c="6"/>{ Artist; in: type;<text:line-break/> <text:s text:c="9"/><text:span text:style-name="T6">firstName: String;<text:line-break/></text:span><text:span text:style-name="T7"> <text:s text:c="9"/></text:span><text:span text:style-name="T6">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6">В данном примере в спецификации АТД Artist присутствуют атрибуты firstName и lastName, задающие свойства «Имя» и «Фамилия». Значение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h text:style-name="Heading_20_2" text:outline-level="2"><text:span text:style-name="T3">Представление объектных свойств</text:span></text:h>
      <text:p text:style-name="First_20_line_20_indent"><text:span text:style-name="T3">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3">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6">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text:p>
      <text:p text:style-name="P1">Пример</text:p>
      <text:p text:style-name="P6"><text:s/>Рассмотрим дополненную онтологию из предыдущего примера.</text:p>
      <text:p text:style-name="P5"><text:span text:style-name="Source_20_Text"><text:span text:style-name="T8">{ MuseumOntology; in: module;<text:line-break/> <text:s text:c="2"/>type:<text:line-break/> <text:s text:c="6"/>{ Artist; in: type;<text:line-break/> <text:s text:c="8"/></text:span></text:span><text:span text:style-name="Source_20_Text"><text:span text:style-name="T9">firstName: String;<text:line-break/> <text:s text:c="8"/>lastName: String;<text:line-break/></text:span></text:span><text:span text:style-name="Source_20_Text"><text:span text:style-name="T8"> <text:s text:c="6"/>},<text:line-break/> <text:s text:c="6"/>{ Painter; in: type;<text:line-break/> <text:s text:c="9"/>supertype: Artist;<text:line-break/></text:span></text:span><text:span text:style-name="Source_20_Text"><text:span text:style-name="T10"> <text:s text:c="8"/>paints: painting;<text:line-break/> <text:s text:c="11"/>metaslot<text:line-break/> <text:s text:c="15"/>in: Paints;<text:line-break/> <text:s text:c="11"/>end;</text:span></text:span><text:span text:style-name="Source_20_Text"><text:span text:style-name="T8"><text:line-break/> <text:s text:c="6"/>},<text:line-break/></text:span></text:span><text:span text:style-name="Source_20_Text"><text:span text:style-name="T9"> <text:s text:c="6"/>{ Painting; in: type;<text:line-break/></text:span></text:span><text:span text:style-name="Source_20_Text"><text:span text:style-name="T5"> <text:s text:c="8"/>hasPainter: Painter;<text:line-break/> <text:s text:c="12"/>metaslot<text:line-break/> <text:s text:c="16"/>in: HasPainter;<text:line-break/> <text:s text:c="12"/>end;</text:span></text:span><text:span text:style-name="Source_20_Text"><text:span text:style-name="T9"><text:line-break/> <text:s text:c="6"/>};</text:span></text:span><text:span text:style-name="Source_20_Text"><text:span text:style-name="T8"><text:line-break/> <text:s text:c="2"/>class_specification:<text:line-break/></text:span></text:span><text:soft-page-break/><text:span text:style-name="Source_20_Text"><text:span text:style-name="T8">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4"> <text:s text:c="6"/>},<text:line-break/> <text:s text:c="6"/>{ painting; in: class;<text:line-break/> <text:s text:c="9"/>instance_type: Painting;<text:line-break/> <text:s text:c="6"/>},<text:line-break/></text:span></text:span><text:span text:style-name="T6">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задающее отношение между понятиями «Картина» и «Художник»(«картина A <text:soft-page-break/>нарисована художником B») .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h text:style-name="Heading_20_1" text:outline-level="1">Построение отображения канонической информационной модели в онтологическую модель OWL</text:h>
      <text:h text:style-name="Heading_20_2" text:outline-level="2">Отображение встроенных типов данных</text:h>
      <text:h text:style-name="Heading_20_2" text:outline-level="2">Отображение онтологических понятий</text:h>
      <text:h text:style-name="Heading_20_2" text:outline-level="2">Отображение свойств над типами данных</text:h>
      <text:h text:style-name="Heading_20_2" text:outline-level="2">Отображение объектных свойств</text:h>
      <text:h text:style-name="Heading_20_2" text:outline-level="2">Отображение инвариантов над объектными свойствами</text:h>
      <text:h text:style-name="Heading_20_2" text:outline-level="2">Отображение логических операций над классами</text:h>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8"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text:soft-page-break/>Semantics: Science, Services and Agents on the World Wide Web, 5(2):51–53, June 2007.</text:p>
      <text:p text:style-name="Standard">14 Douglas C. Schmidt, Model-Driven Engineering, IEEE Computer, Vol. 39, No. 2, February 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master-page-name="">
      <style:paragraph-properties fo:margin-top="0.423cm" fo:margin-bottom="0.212cm" style:page-number="auto" fo:break-before="auto" fo:break-after="auto"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Text_20_body_20_indent" style:default-outline-level="" style:master-page-name="">
      <style:paragraph-properties fo:keep-together="auto" fo:orphans="2" style:page-number="auto" fo:background-color="#ffcc99" fo:padding="0.049cm" fo:border="0.002cm solid #000000" style:shadow="none">
        <style:tab-stops/>
        <style:background-image/>
      </style:paragraph-properties>
      <style:text-properties style:font-name="Consolas"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4T22:05:17</dc:date>
    <meta:editing-duration>PT43H18M09S</meta:editing-duration>
    <meta:editing-cycles>206</meta:editing-cycles>
    <meta:generator>OpenOffice.org/3.2$Unix OpenOffice.org_project/320m12$Build-9483</meta:generator>
    <dc:creator>Dennis Kopin</dc:creator>
    <meta:document-statistic meta:table-count="0" meta:image-count="0" meta:object-count="0" meta:page-count="22" meta:paragraph-count="126" meta:word-count="4015" meta:character-count="33699"/>
    <meta:user-defined meta:name="Поле 1"/>
    <meta:user-defined meta:name="Поле 2"/>
    <meta:user-defined meta:name="Поле 3"/>
    <meta:user-defined meta:name="Поле 4"/>
  </office:meta>
</office:document-meta>
</file>